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4.207cm"/>
    </style:style>
    <style:style style:name="co4" style:family="table-column">
      <style:table-column-properties fo:break-before="auto" style:column-width="26.935cm"/>
    </style:style>
    <style:style style:name="co5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08">
      <style:table-cell-properties style:vertical-align="bottom"/>
      <style:text-properties fo:font-size="10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6" table:default-cell-style-name="Default"/>
        <table:table-row table:style-name="ro1">
          <table:table-cell table:style-name="ce3" office:value-type="string">
            <text:p>Ar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Wirkung</text:p>
          </table:table-cell>
          <table:table-cell table:style-name="ce3" office:value-type="string">
            <text:p>Bemerkunge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3" office:value-type="string">
            <text:p>Ritter</text:p>
          </table:table-cell>
          <table:table-cell office:value-type="string">
            <text:p>Grundfähigkeit: Stoßgebet - Passiv. Auf den Ritter gewirkte Heilungen haben eine um 10% erhöhte Wirkung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ufe 1</text:p>
          </table:table-cell>
          <table:table-cell office:value-type="string">
            <text:p>Stich</text:p>
          </table:table-cell>
          <table:table-cell office:value-type="string">
            <text:p>Fügt dem angewählten Ziel X Punkte Schaden zu.</text:p>
          </table:table-cell>
          <table:table-cell office:value-type="string">
            <text:p>Wenig, ca wie Rab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ck</text:p>
          </table:table-cell>
          <table:table-cell office:value-type="string">
            <text:p>Passiv. Der Ritter hat eine 5%ige Chance, Angriffe auf ihn abzublocken und ihren Schaden um 20/40/60/80/100% zu verringern.</text:p>
          </table:table-cell>
          <table:table-cell office:value-type="string" table:number-columns-spanned="3" table:number-rows-spanned="1">
            <text:p>Sollte durch Gegenstände beeinflusst werden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festigkeit</text:p>
          </table:table-cell>
          <table:table-cell office:value-type="string">
            <text:p>Bei Aktivierung entfernt der Ritter einen negativen magischen Effekt von sich selbst.</text:p>
          </table:table-cell>
          <table:table-cell office:value-type="string">
            <text:p>Abklingzeit geht pro Stufe zurü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stürmen</text:p>
          </table:table-cell>
          <table:table-cell office:value-type="string">
            <text:p>Der Ritter stürmt sein Ziel an, betäubt es 2 Sekunden lang und fügt ihm X Punkte Schaden zu.</text:p>
          </table:table-cell>
          <table:table-cell office:value-type="string">
            <text:p>Wenig Schad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serne Haut</text:p>
          </table:table-cell>
          <table:table-cell office:value-type="string">
            <text:p>Passiv. Erhöht den Rüstungswert des Ritters um X.</text:p>
          </table:table-cell>
          <table:table-cell office:value-type="string" table:number-columns-spanned="3" table:number-rows-spanned="1">
            <text:p>Sollte Äquivalent zur Erhöhung der Bärengestalt sei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Götterfaust</text:p>
          </table:table-cell>
          <table:table-cell office:value-type="string">
            <text:p>Angriffe des Ritters haben 30 Sekunden lang eine 60%ige Chance, X Punkte zusätzlichen Schaden zuzufügen. 2 Minuten Abklingzeit.</text:p>
          </table:table-cell>
          <table:table-cell office:value-type="string">
            <text:p>Wenig Schad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lbstlosigkeit</text:p>
          </table:table-cell>
          <table:table-cell office:value-type="string" table:number-columns-spanned="4" table:number-rows-spanned="1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Konzentration</text:p>
          </table:table-cell>
          <table:table-cell office:value-type="string">
            <text:p>Passiv. Der Ritter regeneriert alle 10 Sekunden 1/2/3/4/5% seiner maximalen Lebenspunkte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ttenschutz</text:p>
          </table:table-cell>
          <table:table-cell office:value-type="string">
            <text:p>Passiv. Der Rüstungsbonus durch Gegenstände wird um 20/40/60/80/100% erhöh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potten</text:p>
          </table:table-cell>
          <table:table-cell office:value-type="string">
            <text:p>Das angewählte Ziel greift 5 Sekunden lang nur den Ritter an.</text:p>
          </table:table-cell>
          <table:table-cell office:value-type="string" table:number-columns-spanned="3" table:number-rows-spanned="1">
            <text:p>Bei höheren Stufen noch Schadensreduzierung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Aura des Vertrauens</text:p>
          </table:table-cell>
          <table:table-cell office:value-type="string">
            <text:p>Aura. Die Verbündeten des Ritters vertrauen ihm, ihr erlittener Schaden wird um X% reduziert. Es kann immer nur eine Aura aktiv sei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ra der Autorität</text:p>
          </table:table-cell>
          <table:table-cell office:value-type="string">
            <text:p>Aura. Der Schaden aller Verbündeten ihm Umkreis des Ritters wird um X% erhöht. Es kann immer nur eine Aura aktiv sei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ra der Rücknahme</text:p>
          </table:table-cell>
          <table:table-cell office:value-type="string">
            <text:p>Aura. Der Ritter und seine Verbündeten erhalten für jeden getöteten Gegner X% ihrer Lebens- und Manaenergie zurück. Es kann immer nur eine Aura aktiv sein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Lebenswille</text:p>
          </table:table-cell>
          <table:table-cell office:value-type="string">
            <text:p>Der Ritter kann 5 Sekunden nach seinem Tod mit 50% seiner Lebensenergie wiederauferstehen. 15 Minuten Abklingzeit.</text:p>
          </table:table-cell>
          <table:table-cell table:number-columns-repeated="4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Unbeugsamkeit</text:p>
          </table:table-cell>
          <table:table-cell office:value-type="string">
            <text:p>Der Ritter wird für 4 Sekunden Unverwundbar. In dieser Zeit sind Heileffekte um 50% erhöht. 5 Minuten Abklingzeit.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3" office:value-type="string">
            <text:p>Drachentöter</text:p>
          </table:table-cell>
          <table:table-cell office:value-type="string">
            <text:p>Grundfähigkeit: Bestienjäger - Passiv. Schaden gegen wilde Kreaturen wird um 10% erhöht.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Hieb</text:p>
          </table:table-cell>
          <table:table-cell office:value-type="string">
            <text:p>Der Drachentöter schlägt kraftvoll zu und fügt dem angewählten Ziel X Punkte Schaden zu.</text:p>
          </table:table-cell>
          <table:table-cell office:value-type="string" table:number-columns-spanned="2" table:number-rows-spanned="1">
            <text:p>Schon ordentlich Schaden.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Schlagwirbel</text:p>
          </table:table-cell>
          <table:table-cell office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hwachstelle</text:p>
          </table:table-cell>
          <table:table-cell office:value-type="string">
            <text:p>Passiv. Der Drachentöter hat eine Chance von X%, doppelten Schaden zuzufüge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ge</text:p>
          </table:table-cell>
          <table:table-cell office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table:number-columns-spanned="2" table:number-rows-spanned="1">
            <text:p>Max. Anzahl an Gegnern: 3/4/5/6/7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Reserven</text:p>
          </table:table-cell>
          <table:table-cell office:value-type="string">
            <text:p>Passiv. Fällt die Lebensenergie des Drachentöters unter 20% wird sein Schaden um X% und seine Angriffsgeschwindigkeit um Y% erhöht.</text:p>
          </table:table-cell>
          <table:table-cell table:style-name="ce4" office:value-type="string">
            <text:p>Maximal 3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barmherzigkeit</text:p>
          </table:table-cell>
          <table:table-cell office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e um Auge</text:p>
          </table:table-cell>
          <table:table-cell office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table:number-columns-spanned="2" table:number-rows-spanned="1">
            <text:p>Bei hohen Rängen auch über 100%.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Überlegenheit</text:p>
          </table:table-cell>
          <table:table-cell office:value-type="string">
            <text:p>Der Drachentöter erhöht sein Angriffstempo X Sekunden lang um 150%. 40 Sekund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ehlenschnitt</text:p>
          </table:table-cell>
          <table:table-cell office:value-type="string">
            <text:p>Lässt den Gegner ausbluten und fügt 15 Sekunden lang pro Sekunde X Punkte Schaden zu. Erhöht den Schaden, des das Ziel durch den Drachentöter erleidet, um Y%.</text:p>
          </table:table-cell>
          <table:table-cell office:value-type="string" table:number-columns-spanned="3" table:number-rows-spanned="1">
            <text:p>Unterstützend gedacht, nicht so viel Schade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Durchbohren</text:p>
          </table:table-cell>
          <table:table-cell office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utezug</text:p>
          </table:table-cell>
          <table:table-cell office:value-type="string">
            <text:p>NEU: Plündern, gegen Einheiten, niedriger Goldwert, eventuell mit Chance verbinden …</text:p>
          </table:table-cell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Rückzug</text:p>
          </table:table-cell>
          <table:table-cell office:value-type="string">
            <text:p>Vermeidet den nächsten Angriff oder Zauber und verringert den Schaden auf den Drachentöter um 40/50/60/70/80%. 2 Minuten Abklingzeit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inschüchtern</text:p>
          </table:table-cell>
          <table:table-cell office:value-type="string">
            <text:p>Verringert die Angriffsgeschwindigkeit eines Gegners für 7 Sekunden um X%. 1 Minute Abklingzeit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Siegeswunsch</text:p>
          </table:table-cell>
          <table:table-cell office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Wilder Blutrausch</text:p>
          </table:table-cell>
          <table:table-cell office:value-type="string" table:number-columns-spanned="4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3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Krieger</text:p>
          </table:table-cell>
          <table:table-cell table:style-name="ce3" office:value-type="string">
            <text:p>Waldläufer</text:p>
          </table:table-cell>
          <table:table-cell office:value-type="string">
            <text:p>Grundfähigkeit: Schütze - Passiv. Mit Fernwaffen verursachter Schaden wird um 50% erhöht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Feuerpfeil </text:p>
          </table:table-cell>
          <table:table-cell office:value-type="string">
            <text:p>Der Waldläufer steckt seine Pfeile vor dem Abfeuern in Brand. Schaden um 10 erhöht, Angriffsgeschwindigkeit jedoch um 20% verlangsamt. Es kann immer nur eine Art Pfeile verwendet werden.</text:p>
          </table:table-cell>
          <table:table-cell office:value-type="string">
            <text:p>Kosten pro Schu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lingenpfeil</text:p>
          </table:table-cell>
          <table:table-cell office:value-type="string">
            <text:p>Der Waldläufer verwendet geschärfte Pfeile, deren Reichweite der Sichtweite entspricht.</text:p>
          </table:table-cell>
          <table:table-cell office:value-type="string">
            <text:p>Kosten pro Schu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pannte Sehne</text:p>
          </table:table-cell>
          <table:table-cell office:value-type="string">
            <text:p>Die nächste Fernkampfattacke des Waldläufers fügt X% mehr Schaden zu. 1 Minute Abklingzeit.</text:p>
          </table:table-cell>
          <table:table-cell office:value-type="string" table:number-columns-spanned="3" table:number-rows-spanned="1">
            <text:p>Durch die Abklingzeit darf es ruhig einiges sein.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chuss ins Herz</text:p>
          </table:table-cell>
          <table:table-cell office:value-type="string">
            <text:p>Der Waldläufer schießt ins Herz seines Ziels und fügt X Punkte Schaden zu.</text:p>
          </table:table-cell>
          <table:table-cell office:value-type="string" table:number-columns-spanned="3" table:number-rows-spanned="1">
            <text:p>Etwa das Vierfache eines normalen Schusse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Adlerauge</text:p>
          </table:table-cell>
          <table:table-cell office:value-type="string">
            <text:p>Passiv. Der Waldläufer hat eine X%ige Chance, doppelten Schaden anzurichten.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>
            <text:p>Lauern</text:p>
          </table:table-cell>
          <table:table-cell office:value-type="string">
            <text:p>Der Waldläufer lauert und wird für seine Gegner unsichtbar. Der erste Angriff nach der Lauer richtet doppelten Schaden an.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/>
          <table:table-cell office:value-type="string">
            <text:p>Vergiftete Pfeile</text:p>
          </table:table-cell>
          <table:table-cell office:value-type="string">
            <text:p>Der Waldläufer vergiftet seine Pfeile mit lähmendem Gift, und reduziert das Angriffs- und Bewegungstempo seines Gegners für 2 Sekunden um 30%, reduziert jedoch das Angriffstempo des Waldläufers um 20%. Es kann immer nur eine Art Pfeile verwendet werden.</text:p>
          </table:table-cell>
          <table:table-cell office:value-type="string">
            <text:p>Kosten pro Schuss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4"/>
          <table:table-cell office:value-type="string">
            <text:p>Eispfeil</text:p>
          </table:table-cell>
          <table:table-cell office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table:number-columns-spanned="3" table:number-rows-spanned="1">
            <text:p>Weniger als Feuerpfeil, Kosten pro Schuss</text:p>
          </table:table-cell>
          <table:covered-table-cell table:number-columns-repeated="2"/>
          <table:table-cell table:style-name="ce5"/>
        </table:table-row>
        <table:table-row table:style-name="ro1">
          <table:table-cell table:style-name="ce4"/>
          <table:table-cell office:value-type="string">
            <text:p>Pfeilhagel</text:p>
          </table:table-cell>
          <table:table-cell office:value-type="string">
            <text:p>Der Waldläufer lässt in einem Feld von 15 Metern Durchmesser Pfeile herabregnen, die X% des Grundschadens zufügen. Kanalisiert.</text:p>
          </table:table-cell>
          <table:table-cell office:value-type="string" table:number-columns-spanned="3" table:number-rows-spanned="1">
            <text:p>Weniger als 100%, Kosten pro Sekunde</text:p>
          </table:table-cell>
          <table:covered-table-cell table:number-columns-repeated="2"/>
          <table:table-cell table:style-name="ce5"/>
        </table:table-row>
        <table:table-row table:style-name="ro1">
          <table:table-cell table:style-name="ce4"/>
          <table:table-cell office:value-type="string">
            <text:p>Gewandtheit</text:p>
          </table:table-cell>
          <table:table-cell office:value-type="string">
            <text:p>Passiv. Der Waldläufer weicht Angriffen mit einer X %igen Chance aus.</text:p>
          </table:table-cell>
          <table:table-cell table:style-name="ce4" office:value-type="string">
            <text:p>Barade: „und Zaubern“ wurde rausgenommen.</text:p>
          </table:table-cell>
          <table:table-cell table:style-name="ce5" table:number-columns-repeated="3"/>
        </table:table-row>
        <table:table-row table:style-name="ro1">
          <table:table-cell table:style-name="ce4"/>
          <table:table-cell office:value-type="string">
            <text:p>Sprinten</text:p>
          </table:table-cell>
          <table:table-cell office:value-type="string">
            <text:p>Der Waldläufer sprintet und erhöht sein Bewegungstempo 3 + X Sekunden lang um 80 %.</text:p>
          </table:table-cell>
          <table:table-cell table:style-name="ce4"/>
          <table:table-cell table:style-name="ce5" table:number-columns-repeated="3"/>
        </table:table-row>
        <table:table-row table:style-name="ro1">
          <table:table-cell table:style-name="ce4"/>
          <table:table-cell office:value-type="string">
            <text:p>Mehrfachschuss</text:p>
          </table:table-cell>
          <table:table-cell office:value-type="string">
            <text:p>Der Waldläufer feuert X Pfeile gleichzeitig ab. 1 Minute Abklingzeit.</text:p>
          </table:table-cell>
          <table:table-cell office:value-type="string" table:number-columns-spanned="3" table:number-rows-spanned="1">
            <text:p>Entspricht eigentlich X-fachem Schaden, aber pst!</text:p>
          </table:table-cell>
          <table:covered-table-cell table:number-columns-repeated="2"/>
          <table:table-cell table:style-name="ce5"/>
        </table:table-row>
        <table:table-row table:style-name="ro1">
          <table:table-cell table:style-name="ce4" table:number-columns-repeated="4"/>
          <table:table-cell table:style-name="ce5" table:number-columns-repeated="3"/>
        </table:table-row>
        <table:table-row table:style-name="ro1">
          <table:table-cell table:style-name="ce4" office:value-type="string">
            <text:p>Ultimate Stufe 12</text:p>
          </table:table-cell>
          <table:table-cell office:value-type="string">
            <text:p>Erfahrung</text:p>
          </table:table-cell>
          <table:table-cell office:value-type="string">
            <text:p>Der Waldläufer bündelt 30 Sekunden all sein Erfahrungen und erhöht seinen Schaden um 10% pro Stufe. 3 Minuten Abklingzeit.</text:p>
          </table:table-cell>
          <table:table-cell table:style-name="ce4"/>
          <table:table-cell table:style-name="ce5" table:number-columns-repeated="3"/>
        </table:table-row>
        <table:table-row table:style-name="ro1">
          <table:table-cell table:style-name="ce4"/>
          <table:table-cell office:value-type="string">
            <text:p>Schmetterschuss</text:p>
          </table:table-cell>
          <table:table-cell office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style-name="ce5" table:number-columns-repeated="3"/>
        </table:table-row>
        <table:table-row table:style-name="ro1">
          <table:table-cell table:style-name="ce4" table:number-columns-repeated="4"/>
          <table:table-cell table:style-name="ce5" table:number-columns-repeated="3"/>
        </table:table-row>
      </table:table>
      <table:table table:name="Tabelle2" table:style-name="ta1">
        <table:table-column table:style-name="co6" table:number-columns-repeated="6" table:default-cell-style-name="ce2"/>
        <table:table-column table:style-name="co6" table:number-columns-repeated="14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abelle3" table:style-name="ta1">
        <table:table-column table:style-name="co6" table:number-columns-repeated="6" table:default-cell-style-name="ce2"/>
        <table:table-column table:style-name="co6" table:number-columns-repeated="14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able-cell-properties fo:wrap-option="wrap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.04.2011</text:date>, <text:time>13:4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>Unbekannt</meta:initial-creator>
    <meta:editing-cycles>42</meta:editing-cycles>
    <dc:date>2011-04-02T13:49:55</dc:date>
    <meta:creation-date>2009-06-06T23:26:08</meta:creation-date>
    <dc:creator>Tamino Dauth</dc:creator>
    <meta:editing-duration>PT40H32M28S</meta:editing-duration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